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1.667cm" style:rel-column-width="6886*"/>
    </style:style>
    <style:style style:name="Tabela1.C" style:family="table-column">
      <style:table-column-properties style:column-width="8.758cm" style:rel-column-width="36181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P4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P5" style:family="paragraph" style:parent-style-name="Texto_20_de_20_comentário">
      <style:paragraph-properties fo:line-height="100%" fo:orphans="2" fo:widows="2"/>
      <style:text-properties style:font-name="Verdana" fo:font-size="11pt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name-complex="Arial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Verdana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Verdana" fo:font-size="10pt" style:font-size-asian="10pt" style:font-size-complex="10pt"/>
    </style:style>
    <style:style style:name="P10" style:family="paragraph" style:parent-style-name="Standard">
      <style:text-properties style:font-name="Verdana" fo:font-size="10pt" fo:language="es" fo:country="ES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 fo:orphans="0" fo:widows="0" style:snap-to-layout-grid="false"/>
      <style:text-properties style:font-name="Verdana" fo:font-size="10pt" fo:language="es" fo:country="ES" style:font-size-asian="10pt" style:font-name-complex="Arial" style:font-size-complex="10pt"/>
    </style:style>
    <style:style style:name="P12" style:family="paragraph" style:parent-style-name="Standard">
      <style:paragraph-properties fo:margin-left="0.762cm" fo:margin-right="0cm" fo:line-height="150%" fo:text-align="justify" style:justify-single-word="false" fo:text-indent="0cm" style:auto-text-indent="false"/>
      <style:text-properties style:font-name="Verdana" fo:font-size="10pt" style:font-size-asian="10pt" style:font-name-complex="Tahoma1" style:font-size-complex="10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.762cm" style:auto-text-indent="false"/>
      <style:text-properties style:font-name="Verdana" fo:font-size="10pt" style:font-size-asian="10pt" style:font-name-complex="Tahoma1" style:font-size-complex="10pt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P20" style:family="paragraph" style:parent-style-name="Text_20_body">
      <style:text-properties style:language-asian="en" style:country-asian="US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de" fo:country="DE" style:font-size-asian="10pt"/>
    </style:style>
    <style:style style:name="T3" style:family="text">
      <style:text-properties fo:font-size="10pt" fo:language="pt" fo:country="BR" style:font-size-asian="10pt" style:font-size-complex="10pt"/>
    </style:style>
    <style:style style:name="T4" style:family="text">
      <style:text-properties fo:font-size="10pt" fo:language="pt" fo:country="BR" fo:font-weight="normal" style:font-size-asian="10pt" style:font-weight-asian="normal" style:font-size-complex="10pt"/>
    </style:style>
    <style:style style:name="T5" style:family="text">
      <style:text-properties fo:color="#008000" fo:font-size="9pt" style:font-size-asian="9pt"/>
    </style:style>
    <style:style style:name="T6" style:family="text">
      <style:text-properties fo:color="#008000" fo:font-size="9pt" fo:language="en" fo:country="US" style:font-size-asian="9pt"/>
    </style:style>
    <style:style style:name="T7" style:family="text">
      <style:text-properties fo:font-size="11pt" fo:language="pt" fo:country="BR" style:font-size-asian="11pt" style:font-name-complex="Arial" style:font-size-complex="11pt" style:font-weight-complex="normal"/>
    </style:style>
    <style:style style:name="T8" style:family="text">
      <style:text-properties fo:language="pt" fo:country="BR"/>
    </style:style>
    <style:style style:name="T9" style:family="text">
      <style:text-properties style:font-name="Tahoma1" fo:language="pt" fo:country="BR"/>
    </style:style>
    <style:style style:name="T10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7">Food Delivery Web</text:p>
      <text:p text:style-name="P18">Glossário</text:p>
      <text:p text:style-name="P16"/>
      <text:p text:style-name="P15">Histórico de Revisões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Text_20_body"/>
      <text:h text:style-name="P19" text:outline-level="1"><text:span text:style-name="T8">Definições</text:span></text:h>
      <text:p text:style-name="Text_20_body"><text:span text:style-name="T4">TERM1 - &lt;Termo 1&gt;</text:span></text:p>
      <text:p text:style-name="Text_20_body"><text:span text:style-name="T4">&lt;significado 1&gt;</text:span></text:p>
      <text:p text:style-name="Text_20_body"><text:span text:style-name="T4"/></text:p>
      <text:p text:style-name="Text_20_body"><text:span text:style-name="T4">TERM2 - &lt;Termo 2&gt;</text:span></text:p>
      <text:p text:style-name="Text_20_body"><text:span text:style-name="T4">&lt;significado 2&gt;</text:span></text:p>
      <text:p text:style-name="Text_20_body"><text:span text:style-name="T4"/></text:p>
      <text:h text:style-name="P19" text:outline-level="1"><text:span text:style-name="T9">Referências</text:span></text:h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3" style:display-name="Corpo de texto 3" style:family="paragraph" style:parent-style-name="Standard">
      <style:text-properties fo:color="#800000" style:font-name="Verdana" fo:font-size="11pt" fo:font-weight="bold" style:font-size-asian="11pt" style:font-weight-asian="bold" style:font-size-complex="10pt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Verdana" fo:font-size="11pt" fo:font-style="italic" style:font-size-asian="11pt" style:font-style-asian="italic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fo:color="#000000"/>
    </style:style>
    <style:style style:name="WW8Num17z0" style:family="text">
      <style:text-properties style:font-name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Times New Roman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24z1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8z0" style:family="text">
      <style:text-properties style:font-name="Times New Roman" style:font-name-asian="Times New Roman" style:font-name-complex="Times New Roman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429cm" fo:text-indent="-1.905cm" fo:margin-left="3.4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826cm" fo:text-indent="-2.54cm" fo:margin-left="4.8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23cm" fo:text-indent="-3.175cm" fo:margin-left="6.22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62cm" fo:text-indent="-3.81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9.017cm" fo:text-indent="-4.445cm" fo:margin-left="9.01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414cm" fo:text-indent="-5.08cm" fo:margin-left="10.4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1.811cm" fo:text-indent="-5.715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429cm" fo:text-indent="-1.905cm" fo:margin-left="3.4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826cm" fo:text-indent="-2.54cm" fo:margin-left="4.8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23cm" fo:text-indent="-3.175cm" fo:margin-left="6.22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62cm" fo:text-indent="-3.81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9.017cm" fo:text-indent="-4.445cm" fo:margin-left="9.01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414cm" fo:text-indent="-5.08cm" fo:margin-left="10.4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1.811cm" fo:text-indent="-5.715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de" fo:country="DE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Glossár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Especificação Suplementar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Glossário.odt</text:file-name></text:span></text:span><text:span text:style-name="Page_20_Number"><text:span text:style-name="MT4"><text:tab/><text:tab/>Pag. </text:span>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lossário</dc:title>
    <meta:initial-creator>Administrador</meta:initial-creator>
    <meta:creation-date>2008-10-18T13:41:00</meta:creation-date>
    <dc:date>2009-10-07T13:45:11.85</dc:date>
    <meta:editing-cycles>7</meta:editing-cycles>
    <meta:editing-duration>PT574H14M08S</meta:editing-duration>
    <meta:generator>BrOffice.org/3.1$Win32 OpenOffice.org_project/310m11$Build-9399</meta:generator>
    <meta:document-statistic meta:table-count="2" meta:image-count="1" meta:object-count="0" meta:page-count="1" meta:paragraph-count="18" meta:word-count="38" meta:character-count="257"/>
    <meta:user-defined meta:name="ReqProMenus" meta:value-type="boolean">false</meta:user-defined>
  </office:meta>
</office:document-meta>
</file>